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JSGCT-GUID-C2CA24AD-DC01-4B31-A868-F7DAC7E3BF4D"/>Performance Considerations</text:h>
      <text:p text:style-name="Text_20_body">The primary measures of garbage collection are throughput and latency.</text:p>
      <text:list xml:id="list3832919806" text:style-name="L1">
        <text:list-item>
          <text:p text:style-name="P1">Throughput is the percentage of total time not spent in garbage collection considered over long periods of time. Throughput includes time spent in allocation (but tuning for speed of allocation generally isn't needed). </text:p>
        </text:list-item>
        <text:list-item>
          <text:p text:style-name="P1">Latency is the responsiveness of an application. Garbage collection pauses affect the responsiveness of applications. </text:p>
        </text:list-item>
      </text:list>
      <text:p text:style-name="Text_20_body"/>
      <text:h text:style-name="Heading_20_3" text:outline-level="3"><text:bookmark text:name="JSGCT-GUID-414C9D95-297E-4EE3-B0D9-36F158A83393"/>Selecting a Collector</text:h>
      <text:p text:style-name="Text_20_body">Unless your application has rather strict pause-time requirements, first run your application and allow the VM to select a collector.</text:p>
      <text:p text:style-name="Text_20_body">If necessary, adjust the heap size to improve performance. If the performance still doesn't meet your goals, then use the following guidelines as a starting point for selecting a collector:</text:p>
      <text:list xml:id="list3734753721" text:style-name="L2">
        <text:list-item>
          <text:p text:style-name="P2">If the application has a small data set (up to approximately 100 MB), then select the serial collector with the option <text:span text:style-name="Source_20_Text">-XX:+UseSerialGC</text:span>. </text:p>
        </text:list-item>
        <text:list-item>
          <text:p text:style-name="P2">If the application will be run on a single processor and there are no pause-time requirements, then select the serial collector with the option <text:span text:style-name="Source_20_Text">-XX:+UseSerialGC</text:span>. </text:p>
        </text:list-item>
        <text:list-item>
          <text:p text:style-name="P2">If (a) peak application performance is the first priority and (b) there are no pause-time requirements or pauses of one second or longer are acceptable, then let the VM select the collector or select the parallel collector with <text:span text:style-name="Source_20_Text">-XX:+UseParallelGC</text:span>. </text:p>
        </text:list-item>
        <text:list-item>
          <text:p text:style-name="P2">If response time is more important than overall throughput and garbage collection pauses must be kept shorter than approximately one second, then select a mostly concurrent collector with <text:span text:style-name="Source_20_Text">-XX:+UseG1GC</text:span> or <text:span text:style-name="Source_20_Text">-XX:+UseConcMarkSweepGC</text:span>. </text:p>
        </text:list-item>
        <text:list-item>
          <text:p text:style-name="P2">If response time is a high priority, and/or you are using a very large heap, then select a fully concurrent collector with <text:span text:style-name="Source_20_Text">-XX:UseZGC</text:span>.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2:50:58.775998861</meta:creation-date>
    <dc:date>2021-03-24T22:13:43.440001716</dc:date>
    <meta:editing-duration>PT9H12M34S</meta:editing-duration>
    <meta:editing-cycles>1</meta:editing-cycles>
    <meta:generator>LibreOffice/6.4.6.2$Linux_X86_64 LibreOffice_project/40$Build-2</meta:generator>
    <meta:document-statistic meta:table-count="0" meta:image-count="0" meta:object-count="0" meta:page-count="1" meta:paragraph-count="12" meta:word-count="260" meta:character-count="1694" meta:non-whitespace-character-count="1446"/>
  </office:meta>
</office:document-meta>
</file>